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pletenessException.IncompletenessException( String message , WidgetDefinition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pletenessException.IncompletenessException( String message , WidgetDefinition widget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